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11abc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1abc2" officeooo:paragraph-rsid="0012040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normal" officeooo:rsid="0011abc2" officeooo:paragraph-rsid="0011abc2" style:font-size-asian="22pt" style:font-weight-asian="normal" style:font-size-complex="22pt" style:font-weight-complex="normal"/>
    </style:style>
    <style:style style:name="T1" style:family="text">
      <style:text-properties officeooo:rsid="0011abc2"/>
    </style:style>
    <style:style style:name="T2" style:family="text">
      <style:text-properties officeooo:rsid="0003233b"/>
    </style:style>
    <style:style style:name="T3" style:family="text">
      <style:text-properties officeooo:rsid="0004e069"/>
    </style:style>
    <style:style style:name="T4" style:family="text">
      <style:text-properties officeooo:rsid="000699ea"/>
    </style:style>
    <style:style style:name="T5" style:family="text">
      <style:text-properties officeooo:rsid="00120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[NomeInstituicao]</text:span></text:p>
      <text:p text:style-name="P3">Relatório de Erros Detectados Pelo FindBugs</text:p>
      <text:p text:style-name="P3"/>
      <text:p text:style-name="P1"><text:span text:style-name="T2"><text:tab/>Ao executar os testes do Hudson no dia </text:span><text:span text:style-name="T3">14/12/2011 às 13:13</text:span><text:span text:style-name="T2">, </text:span><text:span text:style-name="T4">revisão 8544 , </text:span><text:span text:style-name="T2">os seguintes erros </text:span><text:span text:style-name="T1">apontados pelo FindBugs</text:span><text:span text:style-name="T2"> foram relatados pela aplicaçã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2M57S</meta:editing-duration>
    <meta:editing-cycles>4</meta:editing-cycles>
    <meta:generator>OpenOffice.org/3.2$Linux OpenOffice.org_project/320m19$Build-9505</meta:generator>
    <dc:date>2012-01-03T03:57:05</dc:date>
    <meta:document-statistic meta:table-count="0" meta:image-count="0" meta:object-count="0" meta:page-count="1" meta:paragraph-count="3" meta:word-count="31" meta:character-count="210"/>
    <meta:user-defined meta:name="Info 1"/>
    <meta:user-defined meta:name="Info 2"/>
    <meta:user-defined meta:name="Info 3"/>
    <meta:user-defined meta:name="Info 4"/>
  </office:meta>
</office:document-meta>
</file>